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2bfa47" officeooo:paragraph-rsid="002bfa47"/>
    </style:style>
    <style:style style:name="P2" style:family="paragraph" style:parent-style-name="Standard">
      <style:text-properties fo:language="en" fo:country="US" officeooo:rsid="002dd81c" officeooo:paragraph-rsid="002dd81c"/>
    </style:style>
    <style:style style:name="P3" style:family="paragraph" style:parent-style-name="Text_20_body">
      <style:text-properties fo:language="en" fo:country="US" officeooo:rsid="000dafcd" officeooo:paragraph-rsid="000dafcd"/>
    </style:style>
    <style:style style:name="P4" style:family="paragraph" style:parent-style-name="Text_20_body">
      <style:text-properties officeooo:rsid="000ed6c4" officeooo:paragraph-rsid="000ed6c4"/>
    </style:style>
    <style:style style:name="P5" style:family="paragraph" style:parent-style-name="Text_20_body">
      <style:text-properties style:font-name="Liberation Sans" fo:font-size="14pt" fo:language="en" fo:country="US" fo:font-weight="bold" officeooo:rsid="002a8892" officeooo:paragraph-rsid="002a8892" style:font-name-asian="Noto Sans CJK SC" style:font-size-asian="14pt" style:font-weight-asian="bold" style:font-name-complex="Lohit Devanagari1" style:font-size-complex="14pt" style:font-weight-complex="bold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3">
      <style:text-properties fo:language="en" fo:country="US"/>
    </style:style>
    <style:style style:name="P8" style:family="paragraph" style:parent-style-name="Standard">
      <style:text-properties fo:language="en" fo:country="US" officeooo:rsid="002bfa47" officeooo:paragraph-rsid="002bfa47"/>
    </style:style>
    <style:style style:name="P9" style:family="paragraph" style:parent-style-name="Standard">
      <style:text-properties style:font-name="Liberation Sans" fo:font-size="14pt" fo:language="en" fo:country="US" fo:font-weight="bold" officeooo:rsid="005b8e80" officeooo:paragraph-rsid="005b8e80" style:font-name-asian="Noto Sans CJK SC" style:font-size-asian="14pt" style:font-weight-asian="bold" style:font-name-complex="Lohit Devanagari1" style:font-size-complex="14pt" style:font-weight-complex="bold"/>
    </style:style>
    <style:style style:name="P10" style:family="paragraph" style:parent-style-name="Text_20_body" style:list-style-name="L1">
      <style:text-properties officeooo:paragraph-rsid="0076f5a6"/>
    </style:style>
    <style:style style:name="P11" style:family="paragraph" style:parent-style-name="Text_20_body" style:list-style-name="L1">
      <style:text-properties fo:color="#158466" loext:opacity="100%" fo:language="en" fo:country="US" officeooo:rsid="000dafcd" officeooo:paragraph-rsid="0020b7eb"/>
    </style:style>
    <style:style style:name="P12" style:family="paragraph" style:parent-style-name="Text_20_body" style:list-style-name="L1">
      <style:text-properties fo:color="#158466" loext:opacity="100%" fo:language="en" fo:country="US" officeooo:rsid="000dafcd" officeooo:paragraph-rsid="00781f91"/>
    </style:style>
    <style:style style:name="P13" style:family="paragraph" style:parent-style-name="Text_20_body" style:list-style-name="L1">
      <style:text-properties fo:color="#158466" loext:opacity="100%" fo:language="en" fo:country="US" officeooo:rsid="000ed6c4" officeooo:paragraph-rsid="000ed6c4"/>
    </style:style>
    <style:style style:name="P14" style:family="paragraph" style:parent-style-name="Text_20_body" style:list-style-name="L1">
      <style:text-properties fo:color="#158466" loext:opacity="100%" fo:language="en" fo:country="US" officeooo:rsid="000ed6c4" officeooo:paragraph-rsid="00781f91"/>
    </style:style>
    <style:style style:name="P15" style:family="paragraph" style:parent-style-name="Text_20_body" style:list-style-name="L1">
      <style:text-properties fo:color="#158466" loext:opacity="100%" fo:language="en" fo:country="US" officeooo:rsid="00425d84" officeooo:paragraph-rsid="00425d84"/>
    </style:style>
    <style:style style:name="P16" style:family="paragraph" style:parent-style-name="Text_20_body" style:list-style-name="L1">
      <style:text-properties fo:language="en" fo:country="US" officeooo:rsid="000dafcd" officeooo:paragraph-rsid="0021767f"/>
    </style:style>
    <style:style style:name="P17" style:family="paragraph" style:parent-style-name="Text_20_body" style:list-style-name="L1">
      <style:text-properties fo:language="en" fo:country="US" officeooo:rsid="000dafcd" officeooo:paragraph-rsid="000dafcd"/>
    </style:style>
    <style:style style:name="P18" style:family="paragraph" style:parent-style-name="Text_20_body">
      <style:text-properties fo:language="en" fo:country="US" officeooo:rsid="000dafcd" officeooo:paragraph-rsid="005d4d95"/>
    </style:style>
    <style:style style:name="P19" style:family="paragraph" style:parent-style-name="Text_20_body">
      <style:text-properties fo:language="en" fo:country="US" officeooo:rsid="000dafcd" officeooo:paragraph-rsid="0061d66d"/>
    </style:style>
    <style:style style:name="P20" style:family="paragraph" style:parent-style-name="Text_20_body" style:list-style-name="L1">
      <style:text-properties fo:language="en" fo:country="US" officeooo:rsid="000ed6c4" officeooo:paragraph-rsid="000fceaf"/>
    </style:style>
    <style:style style:name="P21" style:family="paragraph" style:parent-style-name="Text_20_body" style:list-style-name="L1">
      <style:text-properties fo:language="en" fo:country="US" officeooo:rsid="000ed6c4" officeooo:paragraph-rsid="00226f26"/>
    </style:style>
    <style:style style:name="P22" style:family="paragraph" style:parent-style-name="Text_20_body" style:list-style-name="L1">
      <style:text-properties fo:language="en" fo:country="US" officeooo:rsid="000ed6c4" officeooo:paragraph-rsid="000fd3b0"/>
    </style:style>
    <style:style style:name="P23" style:family="paragraph" style:parent-style-name="Text_20_body" style:list-style-name="L1">
      <style:text-properties fo:language="en" fo:country="US" officeooo:rsid="000ed6c4" officeooo:paragraph-rsid="0011577f"/>
    </style:style>
    <style:style style:name="P24" style:family="paragraph" style:parent-style-name="Text_20_body" style:list-style-name="L1">
      <style:text-properties fo:language="en" fo:country="US" officeooo:rsid="000ed6c4" officeooo:paragraph-rsid="00267016"/>
    </style:style>
    <style:style style:name="P25" style:family="paragraph" style:parent-style-name="Text_20_body" style:list-style-name="L1">
      <style:text-properties fo:language="en" fo:country="US" officeooo:rsid="000ed6c4" officeooo:paragraph-rsid="0019fce4"/>
    </style:style>
    <style:style style:name="P26" style:family="paragraph" style:parent-style-name="Text_20_body" style:list-style-name="L3">
      <style:text-properties fo:language="en" fo:country="US" officeooo:rsid="000ed6c4" officeooo:paragraph-rsid="000ed6c4"/>
    </style:style>
    <style:style style:name="P27" style:family="paragraph" style:parent-style-name="Text_20_body" style:list-style-name="L1">
      <style:text-properties fo:language="en" fo:country="US" officeooo:rsid="00448ca0" officeooo:paragraph-rsid="00448ca0"/>
    </style:style>
    <style:style style:name="P28" style:family="paragraph" style:parent-style-name="Text_20_body" style:list-style-name="L1">
      <style:text-properties fo:language="en" fo:country="US" officeooo:rsid="000dbff2" officeooo:paragraph-rsid="000dbff2"/>
    </style:style>
    <style:style style:name="P29" style:family="paragraph" style:parent-style-name="Text_20_body" style:list-style-name="L1">
      <style:text-properties fo:language="en" fo:country="US" officeooo:rsid="000dbff2" officeooo:paragraph-rsid="0026ace8"/>
    </style:style>
    <style:style style:name="P30" style:family="paragraph" style:parent-style-name="Text_20_body" style:list-style-name="L1">
      <style:text-properties fo:language="en" fo:country="US" officeooo:rsid="000dbff2" officeooo:paragraph-rsid="0019fce4"/>
    </style:style>
    <style:style style:name="P31" style:family="paragraph" style:parent-style-name="Text_20_body" style:list-style-name="L1">
      <style:text-properties fo:language="en" fo:country="US" officeooo:rsid="001b7518" officeooo:paragraph-rsid="001b7518"/>
    </style:style>
    <style:style style:name="P32" style:family="paragraph" style:parent-style-name="Text_20_body" style:list-style-name="L1">
      <style:text-properties fo:language="en" fo:country="US" fo:font-weight="normal" officeooo:rsid="001b7518" officeooo:paragraph-rsid="001b7518" style:font-weight-asian="normal" style:font-weight-complex="normal"/>
    </style:style>
    <style:style style:name="P33" style:family="paragraph" style:parent-style-name="Text_20_body" style:list-style-name="L1">
      <style:text-properties fo:language="en" fo:country="US" fo:font-weight="normal" officeooo:rsid="0030a802" officeooo:paragraph-rsid="0031b18f" style:font-weight-asian="normal" style:font-weight-complex="normal"/>
    </style:style>
    <style:style style:name="P34" style:family="paragraph" style:parent-style-name="Text_20_body" style:list-style-name="L1">
      <style:text-properties fo:language="en" fo:country="US" fo:font-weight="normal" officeooo:rsid="0030a802" officeooo:paragraph-rsid="0030a802" style:font-weight-asian="normal" style:font-weight-complex="normal"/>
    </style:style>
    <style:style style:name="P35" style:family="paragraph" style:parent-style-name="Text_20_body" style:list-style-name="L1">
      <style:text-properties fo:language="en" fo:country="US" fo:font-weight="normal" officeooo:rsid="0048a1ad" officeooo:paragraph-rsid="0048a1ad" style:font-weight-asian="normal" style:font-weight-complex="normal"/>
    </style:style>
    <style:style style:name="P36" style:family="paragraph" style:parent-style-name="Text_20_body" style:list-style-name="L1">
      <style:text-properties fo:language="en" fo:country="US" fo:font-weight="normal" officeooo:rsid="0048a1ad" officeooo:paragraph-rsid="007588b0" style:font-weight-asian="normal" style:font-weight-complex="normal"/>
    </style:style>
    <style:style style:name="P37" style:family="paragraph" style:parent-style-name="Text_20_body" style:list-style-name="L1">
      <style:text-properties fo:language="en" fo:country="US" fo:font-weight="normal" officeooo:rsid="005dc0f9" officeooo:paragraph-rsid="005dc0f9" style:font-weight-asian="normal" style:font-weight-complex="normal"/>
    </style:style>
    <style:style style:name="P38" style:family="paragraph" style:parent-style-name="Text_20_body" style:list-style-name="L1">
      <style:text-properties fo:language="en" fo:country="US" fo:font-weight="normal" officeooo:rsid="005fea0f" officeooo:paragraph-rsid="005fea0f" style:font-weight-asian="normal" style:font-weight-complex="normal"/>
    </style:style>
    <style:style style:name="P39" style:family="paragraph" style:parent-style-name="Text_20_body" style:list-style-name="L1">
      <style:text-properties fo:language="en" fo:country="US" fo:font-weight="normal" officeooo:rsid="0076f5a6" officeooo:paragraph-rsid="0076f5a6" style:font-weight-asian="normal" style:font-weight-complex="normal"/>
    </style:style>
    <style:style style:name="P40" style:family="paragraph" style:parent-style-name="Text_20_body" style:list-style-name="L2">
      <style:text-properties fo:language="en" fo:country="US" officeooo:rsid="001cf5a6" officeooo:paragraph-rsid="001cf5a6"/>
    </style:style>
    <style:style style:name="P41" style:family="paragraph" style:parent-style-name="Text_20_body" style:list-style-name="L3">
      <style:text-properties fo:language="en" fo:country="US" officeooo:rsid="0048ec20" officeooo:paragraph-rsid="0048ec20"/>
    </style:style>
    <style:style style:name="P42" style:family="paragraph" style:parent-style-name="Text_20_body" style:list-style-name="L3">
      <style:text-properties fo:language="en" fo:country="US" officeooo:rsid="004c4bc1" officeooo:paragraph-rsid="004c4bc1"/>
    </style:style>
    <style:style style:name="P43" style:family="paragraph" style:parent-style-name="Text_20_body" style:list-style-name="L3">
      <style:text-properties fo:language="en" fo:country="US" officeooo:rsid="004c4bc1" officeooo:paragraph-rsid="00566f42"/>
    </style:style>
    <style:style style:name="P44" style:family="paragraph" style:parent-style-name="Text_20_body" style:list-style-name="L3">
      <style:text-properties fo:language="en" fo:country="US" officeooo:rsid="004c4bc1" officeooo:paragraph-rsid="0056f67e"/>
    </style:style>
    <style:style style:name="P45" style:family="paragraph" style:parent-style-name="Text_20_body" style:list-style-name="L3">
      <style:text-properties fo:language="en" fo:country="US" officeooo:rsid="004c4bc1" officeooo:paragraph-rsid="0058e62d"/>
    </style:style>
    <style:style style:name="P46" style:family="paragraph" style:parent-style-name="Text_20_body" style:list-style-name="L3">
      <style:text-properties fo:language="en" fo:country="US" officeooo:rsid="00544752" officeooo:paragraph-rsid="00544752"/>
    </style:style>
    <style:style style:name="P47" style:family="paragraph" style:parent-style-name="Text_20_body" style:list-style-name="L3">
      <style:text-properties fo:language="en" fo:country="US" officeooo:rsid="0055a04f" officeooo:paragraph-rsid="0055a04f"/>
    </style:style>
    <style:style style:name="P48" style:family="paragraph" style:parent-style-name="Text_20_body" style:list-style-name="L1">
      <style:text-properties fo:language="en" fo:country="US" officeooo:rsid="006142b5" officeooo:paragraph-rsid="006142b5"/>
    </style:style>
    <style:style style:name="P49" style:family="paragraph" style:parent-style-name="Text_20_body" style:list-style-name="L3">
      <style:text-properties fo:language="en" fo:country="US" officeooo:rsid="0074c534" officeooo:paragraph-rsid="0074c534"/>
    </style:style>
    <style:style style:name="P50" style:family="paragraph" style:parent-style-name="Text_20_body" style:list-style-name="L1">
      <style:text-properties fo:language="en" fo:country="US" officeooo:rsid="00793a44" officeooo:paragraph-rsid="00793a44"/>
    </style:style>
    <style:style style:name="P51" style:family="paragraph" style:parent-style-name="Text_20_body" style:list-style-name="L1">
      <style:text-properties fo:language="en" fo:country="US" officeooo:rsid="007cf8ac" officeooo:paragraph-rsid="007cf8ac"/>
    </style:style>
    <style:style style:name="P52" style:family="paragraph" style:parent-style-name="Text_20_body" style:list-style-name="L2">
      <style:text-properties officeooo:rsid="00261d16" officeooo:paragraph-rsid="00261d16"/>
    </style:style>
    <style:style style:name="P53" style:family="paragraph" style:parent-style-name="Text_20_body" style:list-style-name="L2">
      <style:text-properties officeooo:rsid="0032bb53" officeooo:paragraph-rsid="0032bb53"/>
    </style:style>
    <style:style style:name="P54" style:family="paragraph" style:parent-style-name="Text_20_body">
      <style:text-properties officeooo:rsid="005b8e80" officeooo:paragraph-rsid="005b8e80"/>
    </style:style>
    <style:style style:name="P55" style:family="paragraph" style:parent-style-name="Text_20_body" style:list-style-name="L1">
      <style:text-properties style:text-line-through-style="solid" style:text-line-through-type="single" fo:language="en" fo:country="US" officeooo:rsid="002bfa47" officeooo:paragraph-rsid="002bfa47"/>
    </style:style>
    <style:style style:name="P56" style:family="paragraph" style:parent-style-name="Text_20_body" style:list-style-name="L4">
      <style:text-properties officeooo:paragraph-rsid="0061d66d"/>
    </style:style>
    <style:style style:name="P57" style:family="paragraph" style:parent-style-name="Text_20_body" style:list-style-name="L4">
      <style:text-properties officeooo:rsid="00625e28" officeooo:paragraph-rsid="00625e28"/>
    </style:style>
    <style:style style:name="P58" style:family="paragraph" style:parent-style-name="Text_20_body">
      <style:text-properties officeooo:rsid="00838797" officeooo:paragraph-rsid="00838797"/>
    </style:style>
    <style:style style:name="P59" style:family="paragraph" style:parent-style-name="Text_20_body">
      <style:text-properties fo:font-size="14pt" fo:font-weight="bold" officeooo:rsid="00838797" officeooo:paragraph-rsid="00838797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f5a6"/>
    </style:style>
    <style:style style:name="T3" style:family="text">
      <style:text-properties fo:language="en" fo:country="US" officeooo:rsid="0020441f"/>
    </style:style>
    <style:style style:name="T4" style:family="text">
      <style:text-properties fo:language="en" fo:country="US" officeooo:rsid="0020a638"/>
    </style:style>
    <style:style style:name="T5" style:family="text">
      <style:text-properties fo:language="en" fo:country="US" officeooo:rsid="00295b81"/>
    </style:style>
    <style:style style:name="T6" style:family="text">
      <style:text-properties fo:language="en" fo:country="US" officeooo:rsid="0061d66d"/>
    </style:style>
    <style:style style:name="T7" style:family="text">
      <style:text-properties fo:language="en" fo:country="US" officeooo:rsid="00625e28"/>
    </style:style>
    <style:style style:name="T8" style:family="text">
      <style:text-properties fo:language="en" fo:country="US" fo:font-weight="normal" officeooo:rsid="0076f5a6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16bb" style:font-weight-asian="bold" style:font-weight-complex="bold"/>
    </style:style>
    <style:style style:name="T11" style:family="text">
      <style:text-properties fo:font-weight="bold" officeooo:rsid="000fceaf" style:font-weight-asian="bold" style:font-weight-complex="bold"/>
    </style:style>
    <style:style style:name="T12" style:family="text">
      <style:text-properties fo:font-weight="bold" officeooo:rsid="0019fce4" style:font-weight-asian="bold" style:font-weight-complex="bold"/>
    </style:style>
    <style:style style:name="T13" style:family="text">
      <style:text-properties fo:font-weight="bold" officeooo:rsid="001e7877" style:font-weight-asian="bold" style:font-weight-complex="bold"/>
    </style:style>
    <style:style style:name="T14" style:family="text">
      <style:text-properties fo:font-weight="bold" officeooo:rsid="000dbff2" style:font-weight-asian="bold" style:font-weight-complex="bold"/>
    </style:style>
    <style:style style:name="T15" style:family="text">
      <style:text-properties fo:font-weight="bold" officeooo:rsid="002dd81c" style:font-weight-asian="bold" style:font-weight-complex="bold"/>
    </style:style>
    <style:style style:name="T16" style:family="text">
      <style:text-properties fo:font-weight="bold" officeooo:rsid="0030a802" style:font-weight-asian="bold" style:font-weight-complex="bold"/>
    </style:style>
    <style:style style:name="T17" style:family="text">
      <style:text-properties fo:font-weight="bold" officeooo:rsid="0043cace" style:font-weight-asian="bold" style:font-weight-complex="bold"/>
    </style:style>
    <style:style style:name="T18" style:family="text">
      <style:text-properties fo:font-weight="bold" officeooo:rsid="0050d7c3" style:font-weight-asian="bold" style:font-weight-complex="bold"/>
    </style:style>
    <style:style style:name="T19" style:family="text">
      <style:text-properties fo:font-weight="bold" officeooo:rsid="005b8e80" style:font-weight-asian="bold" style:font-weight-complex="bold"/>
    </style:style>
    <style:style style:name="T20" style:family="text">
      <style:text-properties fo:font-weight="bold" officeooo:rsid="0077aa87" style:font-weight-asian="bold" style:font-weight-complex="bold"/>
    </style:style>
    <style:style style:name="T21" style:family="text">
      <style:text-properties fo:font-weight="bold" officeooo:rsid="00793a44" style:font-weight-asian="bold" style:font-weight-complex="bold"/>
    </style:style>
    <style:style style:name="T22" style:family="text">
      <style:text-properties fo:font-weight="bold" officeooo:rsid="00795703" style:font-weight-asian="bold" style:font-weight-complex="bold"/>
    </style:style>
    <style:style style:name="T23" style:family="text">
      <style:text-properties fo:font-weight="bold" officeooo:rsid="007aff8b" style:font-weight-asian="bold" style:font-weight-complex="bold"/>
    </style:style>
    <style:style style:name="T24" style:family="text">
      <style:text-properties fo:font-weight="bold" officeooo:rsid="007cf8ac" style:font-weight-asian="bold" style:font-weight-complex="bold"/>
    </style:style>
    <style:style style:name="T25" style:family="text">
      <style:text-properties fo:font-weight="bold" officeooo:rsid="007ff556" style:font-weight-asian="bold" style:font-weight-complex="bold"/>
    </style:style>
    <style:style style:name="T26" style:family="text">
      <style:text-properties fo:font-weight="bold" officeooo:rsid="0048291a" style:font-weight-asian="bold" style:font-weight-complex="bold"/>
    </style:style>
    <style:style style:name="T27" style:family="text">
      <style:text-properties fo:font-weight="bold" officeooo:rsid="0082ced0" style:font-weight-asian="bold" style:font-weight-complex="bold"/>
    </style:style>
    <style:style style:name="T28" style:family="text">
      <style:text-properties officeooo:rsid="000ed6c4"/>
    </style:style>
    <style:style style:name="T29" style:family="text">
      <style:text-properties officeooo:rsid="000fceaf"/>
    </style:style>
    <style:style style:name="T30" style:family="text">
      <style:text-properties officeooo:rsid="000fd3b0"/>
    </style:style>
    <style:style style:name="T31" style:family="text">
      <style:text-properties officeooo:rsid="0011577f"/>
    </style:style>
    <style:style style:name="T32" style:family="text">
      <style:text-properties officeooo:rsid="0012372f"/>
    </style:style>
    <style:style style:name="T33" style:family="text">
      <style:text-properties officeooo:rsid="001316bb"/>
    </style:style>
    <style:style style:name="T34" style:family="text">
      <style:text-properties officeooo:rsid="0014db54"/>
    </style:style>
    <style:style style:name="T35" style:family="text">
      <style:text-properties officeooo:rsid="0016d5bd"/>
    </style:style>
    <style:style style:name="T36" style:family="text">
      <style:text-properties officeooo:rsid="0017eb90"/>
    </style:style>
    <style:style style:name="T37" style:family="text">
      <style:text-properties officeooo:rsid="0019fce4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78868" style:font-weight-asian="normal" style:font-weight-complex="normal"/>
    </style:style>
    <style:style style:name="T40" style:family="text">
      <style:text-properties officeooo:rsid="0020441f"/>
    </style:style>
    <style:style style:name="T41" style:family="text">
      <style:text-properties officeooo:rsid="00226f26"/>
    </style:style>
    <style:style style:name="T42" style:family="text">
      <style:text-properties officeooo:rsid="00267016"/>
    </style:style>
    <style:style style:name="T43" style:family="text">
      <style:text-properties officeooo:rsid="000dbff2"/>
    </style:style>
    <style:style style:name="T44" style:family="text">
      <style:text-properties officeooo:rsid="00278868"/>
    </style:style>
    <style:style style:name="T45" style:family="text">
      <style:text-properties officeooo:rsid="002840f2"/>
    </style:style>
    <style:style style:name="T46" style:family="text">
      <style:text-properties officeooo:rsid="002dd81c"/>
    </style:style>
    <style:style style:name="T47" style:family="text">
      <style:text-properties officeooo:rsid="002e9cc3"/>
    </style:style>
    <style:style style:name="T48" style:family="text">
      <style:text-properties officeooo:rsid="002fac7d"/>
    </style:style>
    <style:style style:name="T49" style:family="text">
      <style:text-properties officeooo:rsid="0048291a"/>
    </style:style>
    <style:style style:name="T50" style:family="text">
      <style:text-properties officeooo:rsid="004c4bc1"/>
    </style:style>
    <style:style style:name="T51" style:family="text">
      <style:text-properties officeooo:rsid="004e7c77"/>
    </style:style>
    <style:style style:name="T52" style:family="text">
      <style:text-properties officeooo:rsid="00501948"/>
    </style:style>
    <style:style style:name="T53" style:family="text">
      <style:text-properties officeooo:rsid="00508997"/>
    </style:style>
    <style:style style:name="T54" style:family="text">
      <style:text-properties officeooo:rsid="0050d7c3"/>
    </style:style>
    <style:style style:name="T55" style:family="text">
      <style:text-properties fo:color="#111111" loext:opacity="100%"/>
    </style:style>
    <style:style style:name="T56" style:family="text">
      <style:text-properties fo:color="#111111" loext:opacity="100%" fo:font-weight="bold" officeooo:rsid="0050d7c3" style:font-weight-asian="bold" style:font-weight-complex="bold"/>
    </style:style>
    <style:style style:name="T57" style:family="text">
      <style:text-properties officeooo:rsid="00566f42"/>
    </style:style>
    <style:style style:name="T58" style:family="text">
      <style:text-properties officeooo:rsid="0056f67e"/>
    </style:style>
    <style:style style:name="T59" style:family="text">
      <style:text-properties officeooo:rsid="0058e62d"/>
    </style:style>
    <style:style style:name="T60" style:family="text">
      <style:text-properties officeooo:rsid="005b8e80"/>
    </style:style>
    <style:style style:name="T61" style:family="text">
      <style:text-properties officeooo:rsid="005d4d95"/>
    </style:style>
    <style:style style:name="T62" style:family="text">
      <style:text-properties officeooo:rsid="005e3b38"/>
    </style:style>
    <style:style style:name="T63" style:family="text">
      <style:text-properties officeooo:rsid="005fea0f"/>
    </style:style>
    <style:style style:name="T64" style:family="text">
      <style:text-properties officeooo:rsid="0060c87d"/>
    </style:style>
    <style:style style:name="T65" style:family="text">
      <style:text-properties officeooo:rsid="0061d66d"/>
    </style:style>
    <style:style style:name="T66" style:family="text">
      <style:text-properties officeooo:rsid="00640a1b"/>
    </style:style>
    <style:style style:name="T67" style:family="text">
      <style:text-properties officeooo:rsid="007588b0"/>
    </style:style>
    <style:style style:name="T68" style:family="text">
      <style:text-properties officeooo:rsid="0076f5a6"/>
    </style:style>
    <style:style style:name="T69" style:family="text">
      <style:text-properties officeooo:rsid="00793a44"/>
    </style:style>
    <style:style style:name="T70" style:family="text">
      <style:text-properties officeooo:rsid="00795703"/>
    </style:style>
    <style:style style:name="T71" style:family="text">
      <style:text-properties officeooo:rsid="007aff8b"/>
    </style:style>
    <style:style style:name="T72" style:family="text">
      <style:text-properties officeooo:rsid="007cf8ac"/>
    </style:style>
    <style:style style:name="T73" style:family="text">
      <style:text-properties officeooo:rsid="007ff556"/>
    </style:style>
    <style:style style:name="T74" style:family="text">
      <style:text-properties officeooo:rsid="0082ce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Personal Knowledge Organization Ontology (PKO-Onto)</text:h>
      <text:p text:style-name="P18">This ontology is designed <text:span text:style-name="T61">to capture </text:span>personal activity <text:span text:style-name="T61">knowledge from the perspective of the Activity Theory</text:span>.</text:p>
      <text:p text:style-name="P18"/>
      <text:p text:style-name="P19"><text:span text:style-name="T40">PKO-Onto </text:span><text:span text:style-name="T65">can be</text:span><text:span text:style-name="T40"> extended with : </text:span></text:p>
      <text:list xml:id="list3210737975" text:style-name="L4">
        <text:list-item>
          <text:p text:style-name="P56"><text:span text:style-name="T7">T</text:span><text:span text:style-name="T3">he SKOS ontology </text:span><text:span text:style-name="T4">to bring more precision to instances of </text:span><text:span text:style-name="T5">the knowledge graph that is not capture by the PKO-Onto, </text:span><text:span text:style-name="T6">specially for instance of rules, objectives or motivation</text:span><text:span text:style-name="T3">. </text:span><text:span text:style-name="T6">This instance can be described with broader or narrower relationships between them.</text:span></text:p>
        </text:list-item>
        <text:list-item>
          <text:p text:style-name="P57"><text:span text:style-name="T3">T</text:span><text:span text:style-name="T1">he foaf (friend of a friend) ontology to manage human agents</text:span></text:p>
        </text:list-item>
      </text:list>
      <text:p text:style-name="P3"/>
      <text:p text:style-name="P5">Use case</text:p>
      <text:p text:style-name="P1"><text:span text:style-name="T16">SoftR</text:span><text:span text:style-name="T9">esources</text:span> can be multi-modal like text, image, son, video or a mix of all. <text:s/><text:span text:style-name="T46">For this reasoning, different modal of resources may be the same (</text:span><text:span text:style-name="T15">sameAs</text:span><text:span text:style-name="T46">), similar, cont</text:span><text:span text:style-name="T47">ain</text:span><text:span text:style-name="T46"> another </text:span><text:span text:style-name="T48">resource.</text:span></text:p>
      <text:p text:style-name="P1"/>
      <text:p text:style-name="P9">Terms and glossary</text:p>
      <text:p text:style-name="P54">Activity</text:p>
      <text:p text:style-name="P54">Resource</text:p>
      <text:p text:style-name="P54">Agent <text:span text:style-name="T66">(subject) has needs, which should be met through subject’s interaction with the world.</text:span></text:p>
      <text:p text:style-name="P54">Motivation</text:p>
      <text:p text:style-name="P2"/>
      <text:h text:style-name="P7" text:outline-level="3">Competency questions</text:h>
      <text:list xml:id="list3907631378" text:style-name="L1">
        <text:list-item>
          <text:p text:style-name="P11">When was an <text:span text:style-name="T9">activity</text:span> carried out? <text:span text:style-name="T13">(done*)</text:span></text:p>
          <text:list>
            <text:list-item>
              <text:p text:style-name="P13">Concepts: Activity, <text:span text:style-name="T32">Time</text:span></text:p>
            </text:list-item>
            <text:list-item>
              <text:p text:style-name="P13">Data properties: </text:p>
            </text:list-item>
            <text:list-item>
              <text:p text:style-name="P13">Object properties: <text:s/><text:span text:style-name="T35">Activiey – </text:span><text:span text:style-name="T56">hasBeginDate/hasEndDate/hasDate</text:span><text:span text:style-name="T55"> </text:span>– <text:span text:style-name="T35">Time </text:span></text:p>
            </text:list-item>
          </text:list>
        </text:list-item>
        <text:list-item>
          <text:p text:style-name="P12">When was an <text:span text:style-name="T9">activity</text:span> carried out? <text:span text:style-name="T13">(done*)</text:span></text:p>
          <text:list>
            <text:list-item>
              <text:p text:style-name="P14">Concepts: Activity, <text:span text:style-name="T32">Time</text:span></text:p>
            </text:list-item>
            <text:list-item>
              <text:p text:style-name="P14">Data properties: </text:p>
            </text:list-item>
            <text:list-item>
              <text:p text:style-name="P14">Object properties: <text:s/><text:span text:style-name="T35">Activiey – </text:span><text:span text:style-name="T9">hasTime/</text:span><text:span text:style-name="T18">hasBeginTime/hasEndTime</text:span>– <text:span text:style-name="T35">Time </text:span></text:p>
            </text:list-item>
          </text:list>
        </text:list-item>
        <text:list-item>
          <text:p text:style-name="P15">How long will an <text:span text:style-name="T9">activity</text:span> stay <text:span text:style-name="T54">or last</text:span> ? <text:span text:style-name="T18">(done*)</text:span></text:p>
          <text:list>
            <text:list-item>
              <text:p text:style-name="P15">Concepts: Activity, Time</text:p>
            </text:list-item>
            <text:list-item>
              <text:p text:style-name="P15">Data properties:</text:p>
            </text:list-item>
            <text:list-item>
              <text:p text:style-name="P15">Object properties: Activity- <text:span text:style-name="T9">hasDuration</text:span>- Time</text:p>
            </text:list-item>
          </text:list>
        </text:list-item>
        <text:list-item>
          <text:p text:style-name="P16">Who carried out <text:span text:style-name="T9">activity</text:span> X? <text:span text:style-name="T13">(done</text:span><text:span text:style-name="T20">*</text:span><text:span text:style-name="T13">)</text:span></text:p>
          <text:list>
            <text:list-item>
              <text:p text:style-name="P20"><text:soft-page-break/>Concepts: Activity, <text:span text:style-name="T10">Agent</text:span></text:p>
            </text:list-item>
            <text:list-item>
              <text:p text:style-name="P20">Data properties: </text:p>
            </text:list-item>
            <text:list-item>
              <text:p text:style-name="P20">Object properties: <text:span text:style-name="T36">Activity – </text:span><text:span text:style-name="T9">h</text:span><text:span text:style-name="T11">asSubject</text:span><text:span text:style-name="T29"> – </text:span><text:span text:style-name="T36">Agent</text:span></text:p>
            </text:list-item>
          </text:list>
        </text:list-item>
        <text:list-item>
          <text:p text:style-name="P48">To which activity an action belongs to <text:span text:style-name="T21">(done*)</text:span></text:p>
          <text:list>
            <text:list-item>
              <text:p text:style-name="P50">Concepts: Action, Activity</text:p>
            </text:list-item>
            <text:list-item>
              <text:p text:style-name="P50">Object property: Action – <text:span text:style-name="T9">is part of</text:span>- Activity</text:p>
            </text:list-item>
          </text:list>
        </text:list-item>
        <text:list-item>
          <text:p text:style-name="P48">To which action an operation belongs to <text:span text:style-name="T24">(done*)</text:span></text:p>
          <text:list>
            <text:list-item>
              <text:p text:style-name="P51">Concepts: Action, Operation</text:p>
            </text:list-item>
            <text:list-item>
              <text:p text:style-name="P51">Object property: Action – <text:span text:style-name="T9">is compose of</text:span> - Operation</text:p>
            </text:list-item>
          </text:list>
        </text:list-item>
        <text:list-item>
          <text:p text:style-name="P27">To who<text:span text:style-name="T68">m</text:span> is an action assigned to? <text:span text:style-name="T26">(done *)</text:span></text:p>
          <text:list>
            <text:list-item>
              <text:p text:style-name="P27">Concepts: Action, Agent </text:p>
            </text:list-item>
            <text:list-item>
              <text:p text:style-name="P27">Data properties:</text:p>
            </text:list-item>
            <text:list-item>
              <text:p text:style-name="P27">Object properties: action, <text:span text:style-name="T49">operation</text:span>- <text:span text:style-name="T9">isAssignedTo</text:span>- <text:span text:style-name="T49">Agent</text:span></text:p>
            </text:list-item>
          </text:list>
        </text:list-item>
        <text:list-item>
          <text:p text:style-name="P17">Which <text:span text:style-name="T9">resources</text:span> where used to carried out <text:span text:style-name="T9">activity</text:span> X?</text:p>
          <text:list>
            <text:list-item>
              <text:p text:style-name="P20">Concepts: Activity, <text:span text:style-name="T33">Resource</text:span></text:p>
            </text:list-item>
            <text:list-item>
              <text:p text:style-name="P20">Data properties: </text:p>
            </text:list-item>
            <text:list-item>
              <text:p text:style-name="P21">Object properties: <text:span text:style-name="T41">Activity - </text:span><text:span text:style-name="T11">usesResource</text:span><text:span text:style-name="T29"> – </text:span><text:span text:style-name="T41">Resource</text:span><text:span text:style-name="T29"> <text:s/></text:span></text:p>
            </text:list-item>
          </text:list>
        </text:list-item>
        <text:list-item>
          <text:p text:style-name="P55">To who <text:span text:style-name="T60">(</text:span><text:span text:style-name="T19">Agent</text:span><text:span text:style-name="T60">)</text:span> does a resource belongs</text:p>
          <text:list>
            <text:list-item>
              <text:p text:style-name="P55">Concepts: Resource, Agent</text:p>
            </text:list-item>
            <text:list-item>
              <text:p text:style-name="P55">Data properties:</text:p>
            </text:list-item>
            <text:list-item>
              <text:p text:style-name="P55">Object properties: Resource – <text:span text:style-name="T9">isOwnBy</text:span> - Agent</text:p>
            </text:list-item>
          </text:list>
        </text:list-item>
        <text:list-item>
          <text:p text:style-name="P17">What motivated the actions of <text:span text:style-name="T9">activity</text:span> X? <text:span text:style-name="T22">(done *)</text:span></text:p>
          <text:list>
            <text:list-item>
              <text:p text:style-name="P20">Concepts: Activity, <text:span text:style-name="T70">Motive</text:span></text:p>
            </text:list-item>
            <text:list-item>
              <text:p text:style-name="P20">Data properties: <text:span text:style-name="T11">isMotivatedBy</text:span></text:p>
            </text:list-item>
            <text:list-item>
              <text:p text:style-name="P20">Object properties:</text:p>
            </text:list-item>
          </text:list>
        </text:list-item>
        <text:list-item>
          <text:p text:style-name="P17">What are the rules to follow during <text:span text:style-name="T9">activity</text:span> X?</text:p>
          <text:list>
            <text:list-item>
              <text:p text:style-name="P22">Concepts: Activity</text:p>
            </text:list-item>
            <text:list-item>
              <text:p text:style-name="P22">Data properties: has<text:span text:style-name="T30">Rule</text:span></text:p>
            </text:list-item>
            <text:list-item>
              <text:p text:style-name="P22">Object properties:</text:p>
            </text:list-item>
          </text:list>
        </text:list-item>
        <text:list-item>
          <text:p text:style-name="P17">Where is <text:span text:style-name="T9">activity</text:span> X carried out?</text:p>
          <text:list>
            <text:list-item>
              <text:p text:style-name="P23">Concepts: Activity, <text:span text:style-name="T34">Location</text:span></text:p>
            </text:list-item>
            <text:list-item>
              <text:p text:style-name="P23">Data properties: </text:p>
            </text:list-item>
            <text:list-item>
              <text:p text:style-name="P23"><text:soft-page-break/>Object properties: <text:span text:style-name="T31">hasLocation</text:span></text:p>
            </text:list-item>
          </text:list>
        </text:list-item>
        <text:list-item>
          <text:p text:style-name="P28">What are the objectives of an <text:span text:style-name="T9">activity</text:span>?</text:p>
          <text:list>
            <text:list-item>
              <text:p text:style-name="P23">Concepts: Activity, <text:span text:style-name="T50">Objective</text:span></text:p>
            </text:list-item>
            <text:list-item>
              <text:p text:style-name="P23">Data properties: </text:p>
            </text:list-item>
            <text:list-item>
              <text:p text:style-name="P23">Object properties:</text:p>
            </text:list-item>
          </text:list>
        </text:list-item>
        <text:list-item>
          <text:p text:style-name="P29">What are sub-activities of an <text:span text:style-name="T9">activity</text:span>? <text:span text:style-name="T13">(done)</text:span></text:p>
          <text:list>
            <text:list-item>
              <text:p text:style-name="P23">Concepts: Activity</text:p>
            </text:list-item>
            <text:list-item>
              <text:p text:style-name="P23">Data properties: </text:p>
            </text:list-item>
            <text:list-item>
              <text:p text:style-name="P24">Object properties: <text:span text:style-name="T42">Activity - </text:span><text:span text:style-name="T14">sub</text:span><text:span text:style-name="T17">A</text:span><text:span text:style-name="T14">ctivities</text:span><text:span text:style-name="T43"> - </text:span><text:span text:style-name="T42">Activity</text:span></text:p>
            </text:list-item>
          </text:list>
        </text:list-item>
        <text:list-item>
          <text:p text:style-name="P30"><text:span text:style-name="T37">An </text:span><text:span text:style-name="T12">activity</text:span><text:span text:style-name="T37"> is followed and preceded by</text:span> an <text:span text:style-name="T9">activity</text:span>?<text:span text:style-name="T23">(done *)</text:span></text:p>
          <text:list>
            <text:list-item>
              <text:p text:style-name="P25">Concepts: Activity</text:p>
            </text:list-item>
            <text:list-item>
              <text:p text:style-name="P25">Data properties: </text:p>
            </text:list-item>
            <text:list-item>
              <text:p text:style-name="P25">Object properties: <text:span text:style-name="T37">Activity – </text:span><text:span text:style-name="T12">followed/preceded </text:span><text:span text:style-name="T37">– Activity</text:span></text:p>
            </text:list-item>
          </text:list>
        </text:list-item>
        <text:list-item>
          <text:p text:style-name="P31"><text:span text:style-name="T44">What are the</text:span> <text:span text:style-name="T9">sub-goals</text:span><text:span text:style-name="T38"> </text:span><text:span text:style-name="T39">of a goal</text:span><text:span text:style-name="T38"> </text:span><text:span text:style-name="T13">(done)</text:span></text:p>
          <text:list>
            <text:list-item>
              <text:p text:style-name="P31"><text:span text:style-name="T38">Concept: Goal</text:span><text:span text:style-name="T9"> </text:span></text:p>
            </text:list-item>
            <text:list-item>
              <text:p text:style-name="P32">Object property: <text:span text:style-name="T45">Goal - </text:span><text:s/><text:span text:style-name="T9">isSubGoalOf </text:span>- <text:span text:style-name="T45">Goal</text:span> </text:p>
            </text:list-item>
          </text:list>
        </text:list-item>
        <text:list-item>
          <text:p text:style-name="P10"><text:span text:style-name="T8">To whom is an activity beneficial (</text:span>a person or thing that receives help or an advantage from <text:span text:style-name="T68">an activity) </text:span><text:span text:style-name="T25">(done *)</text:span></text:p>
          <text:list>
            <text:list-item>
              <text:p text:style-name="P39">Concepts: Activity, Subject</text:p>
            </text:list-item>
            <text:list-item>
              <text:p text:style-name="P10"><text:span text:style-name="T8">Object property: Activity - <text:s/></text:span><text:span text:style-name="T9">benefits</text:span> - <text:span text:style-name="T8">Subject</text:span></text:p>
            </text:list-item>
          </text:list>
        </text:list-item>
        <text:list-item>
          <text:p text:style-name="P33">Which Text/Audio/Image/Video/Mixed softResources were used for a given activity <text:span text:style-name="T13">(done*)</text:span></text:p>
          <text:list>
            <text:list-item>
              <text:p text:style-name="P34">Concepts: </text:p>
            </text:list-item>
            <text:list-item>
              <text:p text:style-name="P34">Object properties:</text:p>
            </text:list-item>
            <text:list-item>
              <text:p text:style-name="P34">Specification: TextResource, ImageResource, VideoResource, AudioResource, MixedResource of softResource</text:p>
            </text:list-item>
          </text:list>
        </text:list-item>
        <text:list-item>
          <text:p text:style-name="P35">What is the role of an agent<text:span text:style-name="T9"> </text:span><text:span text:style-name="T27">(done *)</text:span></text:p>
          <text:list>
            <text:list-item>
              <text:p text:style-name="P35">Concepts: Agent, Role</text:p>
            </text:list-item>
            <text:list-item>
              <text:p text:style-name="P35">Object properties: Agent- hasRole- Role</text:p>
            </text:list-item>
          </text:list>
        </text:list-item>
        <text:list-item>
          <text:p text:style-name="P37">To which <text:span text:style-name="T62">team/department/division</text:span>(community) an agent belongs </text:p>
          <text:list>
            <text:list-item>
              <text:p text:style-name="P37">Concepts: Agent</text:p>
            </text:list-item>
            <text:list-item>
              <text:p text:style-name="P37">Object property: Agent – belongsTo - <text:span text:style-name="T63">team</text:span> </text:p>
            </text:list-item>
          </text:list>
        </text:list-item>
        <text:list-item>
          <text:p text:style-name="P38">To which department a team belongs to?</text:p>
        </text:list-item>
        <text:list-item>
          <text:p text:style-name="P38"><text:soft-page-break/>To which division a department belongs to?</text:p>
        </text:list-item>
        <text:list-item>
          <text:p text:style-name="P36"><text:span text:style-name="T67">To which role belongs a subject </text:span></text:p>
          <text:list>
            <text:list-item>
              <text:p text:style-name="P36">Roles <text:span text:style-name="T64">or teams</text:span>:</text:p>
              <text:list>
                <text:list-item>
                  <text:p text:style-name="P35">Operational </text:p>
                </text:list-item>
                <text:list-item>
                  <text:p text:style-name="P35">Managerial </text:p>
                </text:list-item>
                <text:list-item>
                  <text:p text:style-name="P35">Strategical</text:p>
                </text:list-item>
              </text:list>
            </text:list-item>
          </text:list>
        </text:list-item>
      </text:list>
      <text:h text:style-name="P7" text:outline-level="3">Rule within PKO-Onto</text:h>
      <text:list xml:id="list1622536328" text:style-name="L2">
        <text:list-item>
          <text:p text:style-name="P40">If a goal has sub-goals, then it is achieved only when all the sub-goals are achieved.</text:p>
        </text:list-item>
        <text:list-item>
          <text:p text:style-name="P52"><text:span text:style-name="T2">T</text:span><text:span text:style-name="T1">he time of an activity is equal to the time of all its sub-activities.</text:span></text:p>
          <text:p text:style-name="P53"/>
        </text:list-item>
      </text:list>
      <text:h text:style-name="P7" text:outline-level="3">Validation <text:span text:style-name="T28">Constrain</text:span></text:h>
      <text:list xml:id="list2110200090" text:style-name="L3">
        <text:list-item>
          <text:p text:style-name="P26">An activity should have at least the agent carrying it <text:span text:style-name="T52">[1. *]</text:span>.</text:p>
        </text:list-item>
        <text:list-item>
          <text:p text:style-name="P41">An agent can have multiple roles <text:span text:style-name="T50">[</text:span><text:span text:style-name="T53">1</text:span><text:span text:style-name="T50">.*]</text:span>. </text:p>
        </text:list-item>
        <text:list-item>
          <text:p text:style-name="P49">An agent must have a name [1,1].</text:p>
        </text:list-item>
        <text:list-item>
          <text:p text:style-name="P42">An activity can have multiple objectives [<text:span text:style-name="T51">0</text:span>, *].</text:p>
        </text:list-item>
        <text:list-item>
          <text:p text:style-name="P49">An activity can have multiple descriptions [0, *].</text:p>
        </text:list-item>
        <text:list-item>
          <text:p text:style-name="P43">An activity can have multiple <text:span text:style-name="T57">rule</text:span>s [<text:span text:style-name="T51">0</text:span>, *].</text:p>
        </text:list-item>
        <text:list-item>
          <text:p text:style-name="P44">An activity can have multiple <text:span text:style-name="T58">resources</text:span> [<text:span text:style-name="T51">0</text:span>, *].</text:p>
        </text:list-item>
        <text:list-item>
          <text:p text:style-name="P45">An activity can have multiple <text:span text:style-name="T59">motivations</text:span> [<text:span text:style-name="T51">0</text:span>, *].</text:p>
        </text:list-item>
        <text:list-item>
          <text:p text:style-name="P46">An activity have at most one time related timing [0,1].</text:p>
        </text:list-item>
        <text:list-item>
          <text:p text:style-name="P47">An activity can have multiple sub-activities [0, *]. </text:p>
        </text:list-item>
      </text:list>
      <text:p text:style-name="P4"/>
      <text:p text:style-name="P59">Rules</text:p>
      <text:p text:style-name="P59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12-05T14:38:01.961367292</dc:date>
    <meta:editing-duration>P3DT21H9M36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4" meta:paragraph-count="110" meta:word-count="737" meta:character-count="4470" meta:non-whitespace-character-count="3897"/>
  </office:meta>
</office:document-meta>
</file>